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4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7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8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0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1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2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3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4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5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6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7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38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9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0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1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2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3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4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5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59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6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61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6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0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1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3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4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5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7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0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1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2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3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3.51895833333333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58">
            <text:p>違章建築拆除案件</text:p>
          </table:table-cell>
          <table:covered-table-cell table:number-columns-repeated="9"/>
          <table:table-cell table:number-columns-spanned="8" table:number-rows-spanned="1" table:style-name="ce60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65">
            <text:p>中華民國105年4月</text:p>
          </table:table-cell>
          <table:covered-table-cell table:number-columns-repeated="9"/>
          <table:table-cell office:value-type="string" table:number-columns-spanned="8" table:number-rows-spanned="1" table:style-name="ce63">
            <text:p><text:s text:c="8"/>April <text:s text:c="3"/>- 2016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number-columns-spanned="2" table:number-rows-spanned="1" table:style-name="ce62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61">
            <text:p><text:s text:c="2"/>Unit<text:span text:style-name="T1">：</text:span>Case</text:p>
          </table:table-cell>
          <table:covered-table-cell table:number-columns-repeated="3"/>
          <table:table-cell table:number-columns-repeated="16366"/>
        </table:table-row>
        <table:table-row table:style-name="ro3">
          <table:table-cell office:value-type="string" table:number-columns-spanned="2" table:number-rows-spanned="4" table:style-name="ce76">
            <text:p>地　<text:span text:style-name="T2"><text:s/></text:span>區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77">
            <text:p>總計</text:p>
          </table:table-cell>
          <table:covered-table-cell/>
          <table:table-cell office:value-type="string" table:number-columns-spanned="3" table:number-rows-spanned="2" table:style-name="ce71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75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72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36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37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73">
            <text:p>本月</text:p>
            <text:p>查報數</text:p>
            <text:p>(12)</text:p>
          </table:table-cell>
          <table:table-cell office:value-type="string" table:number-columns-spanned="2" table:number-rows-spanned="1" table:style-name="ce74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78">
            <text:p>至本月底尚未拆除總數<text:span text:style-name="T2">(1)=(3)+(6)+(9)+(13)</text:span></text:p>
          </table:table-cell>
          <table:table-cell office:value-type="string" table:number-columns-spanned="1" table:number-rows-spanned="2" table:style-name="ce79">
            <text:p>本月拆除總數<text:span text:style-name="T2">(2)=(5)+(8)+(11)+(14)</text:span></text:p>
          </table:table-cell>
          <table:table-cell office:value-type="string" table:number-columns-spanned="1" table:number-rows-spanned="2" table:style-name="ce79">
            <text:p>至本月底尚未拆除數</text:p>
            <text:p><text:span text:style-name="T2">(3)</text:span></text:p>
          </table:table-cell>
          <table:table-cell office:value-type="string" table:number-columns-spanned="1" table:number-rows-spanned="2" table:style-name="ce79">
            <text:p>本月補照數</text:p>
            <text:p><text:span text:style-name="T2">(4)</text:span></text:p>
          </table:table-cell>
          <table:table-cell office:value-type="string" table:number-columns-spanned="1" table:number-rows-spanned="2" table:style-name="ce79">
            <text:p>本月拆除數</text:p>
            <text:p><text:span text:style-name="T2">(5)</text:span></text:p>
          </table:table-cell>
          <table:table-cell office:value-type="string" table:number-columns-spanned="1" table:number-rows-spanned="2" table:style-name="ce80">
            <text:p><text:span text:style-name="T1">至本月底尚未拆除數</text:span></text:p>
            <text:p>(6)</text:p>
          </table:table-cell>
          <table:table-cell office:value-type="string" table:number-columns-spanned="1" table:number-rows-spanned="2" table:style-name="ce79">
            <text:p>本月</text:p>
            <text:p>補照數</text:p>
            <text:p>(7)</text:p>
          </table:table-cell>
          <table:table-cell office:value-type="string" table:number-columns-spanned="1" table:number-rows-spanned="2" table:style-name="ce73">
            <text:p>本月</text:p>
            <text:p>拆除數</text:p>
            <text:p>(8)</text:p>
          </table:table-cell>
          <table:table-cell office:value-type="string" table:number-columns-spanned="1" table:number-rows-spanned="2" table:style-name="ce73">
            <text:p>至本月底</text:p>
            <text:p>尚未拆除數</text:p>
            <text:p>(9)</text:p>
          </table:table-cell>
          <table:table-cell office:value-type="string" table:number-columns-spanned="1" table:number-rows-spanned="2" table:style-name="ce79">
            <text:p>本月</text:p>
            <text:p>補照數</text:p>
            <text:p>(10)</text:p>
          </table:table-cell>
          <table:table-cell office:value-type="string" table:number-columns-spanned="1" table:number-rows-spanned="2" table:style-name="ce73">
            <text:p>本月</text:p>
            <text:p>拆除數</text:p>
            <text:p>(11)</text:p>
          </table:table-cell>
          <table:covered-table-cell/>
          <table:table-cell office:value-type="string" table:number-columns-spanned="1" table:number-rows-spanned="2" table:style-name="ce73">
            <text:p>本月尚未</text:p>
            <text:p>拆除數</text:p>
            <text:p>(13)</text:p>
          </table:table-cell>
          <table:table-cell office:value-type="string" table:number-columns-spanned="1" table:number-rows-spanned="2" table:style-name="ce81">
            <text:p>本月</text:p>
            <text:p>拆除數</text:p>
            <text:p>(14)</text:p>
          </table:table-cell>
          <table:table-cell office:value-type="string" table:number-columns-spanned="1" table:number-rows-spanned="2" table:style-name="ce83">
            <text:p>本年度累計至本月底</text:p>
            <text:p>移送法辦數</text:p>
          </table:table-cell>
          <table:table-cell office:value-type="string" table:number-columns-spanned="1" table:number-rows-spanned="2" table:style-name="ce82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53892" table:style-name="ce11">
            <text:p><text:s/>653,892<text:s/></text:p>
          </table:table-cell>
          <table:table-cell office:value-type="float" office:value="1306" table:style-name="ce12">
            <text:p><text:s/>1,306<text:s/></text:p>
          </table:table-cell>
          <table:table-cell office:value-type="float" office:value="40317" table:style-name="ce12">
            <text:p><text:s/>40,31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603621" table:style-name="ce12">
            <text:p><text:s/>603,62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362" table:style-name="ce12">
            <text:p><text:s/>362<text:s/></text:p>
          </table:table-cell>
          <table:table-cell office:value-type="float" office:value="7361" table:style-name="ce12">
            <text:p><text:s/>7,361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403" table:style-name="ce12">
            <text:p><text:s/>403<text:s/></text:p>
          </table:table-cell>
          <table:table-cell office:value-type="float" office:value="3095" table:style-name="ce12">
            <text:p><text:s/>3,095<text:s/></text:p>
          </table:table-cell>
          <table:table-cell office:value-type="float" office:value="2593" table:style-name="ce12">
            <text:p><text:s/>2,593<text:s/></text:p>
          </table:table-cell>
          <table:table-cell office:value-type="float" office:value="502" table:style-name="ce12">
            <text:p><text:s/>502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2" table:style-name="ce12">
            <text:p><text:s/>2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206118" table:style-name="ce11">
            <text:p><text:s/>206,118<text:s/></text:p>
          </table:table-cell>
          <table:table-cell office:value-type="float" office:value="310" table:style-name="ce12">
            <text:p><text:s/>31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01999" table:style-name="ce12">
            <text:p><text:s/>201,999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22" table:style-name="ce12">
            <text:p><text:s/>122<text:s/></text:p>
          </table:table-cell>
          <table:table-cell office:value-type="float" office:value="3071" table:style-name="ce12">
            <text:p><text:s/>3,07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36" table:style-name="ce12">
            <text:p><text:s/>136<text:s/></text:p>
          </table:table-cell>
          <table:table-cell office:value-type="float" office:value="1100" table:style-name="ce12">
            <text:p><text:s/>1,100<text:s/></text:p>
          </table:table-cell>
          <table:table-cell office:value-type="float" office:value="1048" table:style-name="ce12">
            <text:p><text:s/>1,048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4794" table:style-name="ce11">
            <text:p><text:s/>84,794<text:s/></text:p>
          </table:table-cell>
          <table:table-cell office:value-type="float" office:value="288" table:style-name="ce12">
            <text:p><text:s/>288<text:s/></text:p>
          </table:table-cell>
          <table:table-cell office:value-type="float" office:value="6562" table:style-name="ce12">
            <text:p><text:s/>6,5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7421" table:style-name="ce12">
            <text:p><text:s/>77,42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3" table:style-name="ce12">
            <text:p><text:s/>83<text:s/></text:p>
          </table:table-cell>
          <table:table-cell office:value-type="float" office:value="551" table:style-name="ce12">
            <text:p><text:s/>55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7" table:style-name="ce12">
            <text:p><text:s/>87<text:s/></text:p>
          </table:table-cell>
          <table:table-cell office:value-type="float" office:value="378" table:style-name="ce12">
            <text:p><text:s/>378<text:s/></text:p>
          </table:table-cell>
          <table:table-cell office:value-type="float" office:value="260" table:style-name="ce12">
            <text:p><text:s/>260<text:s/></text:p>
          </table:table-cell>
          <table:table-cell office:value-type="float" office:value="118" table:style-name="ce12">
            <text:p><text:s/>118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53040" table:style-name="ce11">
            <text:p><text:s/>53,040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0703" table:style-name="ce12">
            <text:p><text:s/>50,70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1115" table:style-name="ce12">
            <text:p><text:s/>1,11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488" table:style-name="ce12">
            <text:p><text:s/>488<text:s/></text:p>
          </table:table-cell>
          <table:table-cell office:value-type="float" office:value="488" table:style-name="ce12">
            <text:p><text:s/>48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68543" table:style-name="ce11">
            <text:p><text:s/>68,543<text:s/></text:p>
          </table:table-cell>
          <table:table-cell office:value-type="float" office:value="252" table:style-name="ce12">
            <text:p><text:s/>252<text:s/></text:p>
          </table:table-cell>
          <table:table-cell office:value-type="float" office:value="17887" table:style-name="ce12">
            <text:p><text:s/>17,88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49863" table:style-name="ce12">
            <text:p><text:s/>49,86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544" table:style-name="ce12">
            <text:p><text:s/>54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405" table:style-name="ce12">
            <text:p><text:s/>405<text:s/></text:p>
          </table:table-cell>
          <table:table-cell office:value-type="float" office:value="249" table:style-name="ce12">
            <text:p><text:s/>249<text:s/></text:p>
          </table:table-cell>
          <table:table-cell office:value-type="float" office:value="156" table:style-name="ce12">
            <text:p><text:s/>15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6274" table:style-name="ce11">
            <text:p><text:s/>26,274<text:s/>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2029" table:style-name="ce12">
            <text:p><text:s/>22,02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522" table:style-name="ce12">
            <text:p><text:s/>52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156" table:style-name="ce12">
            <text:p><text:s/>156<text:s/></text:p>
          </table:table-cell>
          <table:table-cell office:value-type="float" office:value="114" table:style-name="ce12">
            <text:p><text:s/>114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1903" table:style-name="ce11">
            <text:p><text:s/>121,903<text:s/></text:p>
          </table:table-cell>
          <table:table-cell office:value-type="float" office:value="192" table:style-name="ce12">
            <text:p><text:s/>192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1332" table:style-name="ce12">
            <text:p><text:s/>121,33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258" table:style-name="ce12">
            <text:p><text:s/>25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8" table:style-name="ce12">
            <text:p><text:s/>88<text:s/></text:p>
          </table:table-cell>
          <table:table-cell office:value-type="float" office:value="218" table:style-name="ce12">
            <text:p><text:s/>218<text:s/></text:p>
          </table:table-cell>
          <table:table-cell office:value-type="float" office:value="144" table:style-name="ce12">
            <text:p><text:s/>144<text:s/></text:p>
          </table:table-cell>
          <table:table-cell office:value-type="float" office:value="74" table:style-name="ce12">
            <text:p><text:s/>7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90017" table:style-name="ce11">
            <text:p><text:s/>90,017<text:s/></text:p>
          </table:table-cell>
          <table:table-cell office:value-type="float" office:value="179" table:style-name="ce12">
            <text:p><text:s/>179<text:s/></text:p>
          </table:table-cell>
          <table:table-cell office:value-type="float" office:value="10875" table:style-name="ce12">
            <text:p><text:s/>10,87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77586" table:style-name="ce12">
            <text:p><text:s/>77,58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7" table:style-name="ce12">
            <text:p><text:s/>87<text:s/></text:p>
          </table:table-cell>
          <table:table-cell office:value-type="float" office:value="1274" table:style-name="ce12">
            <text:p><text:s/>1,274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342" table:style-name="ce12">
            <text:p><text:s/>342<text:s/></text:p>
          </table:table-cell>
          <table:table-cell office:value-type="float" office:value="282" table:style-name="ce12">
            <text:p><text:s/>282<text:s/></text:p>
          </table:table-cell>
          <table:table-cell office:value-type="float" office:value="60" table:style-name="ce12">
            <text:p><text:s/>60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3330" table:style-name="ce13">
            <text:p><text:s/>3,330<text:s/></text:p>
          </table:table-cell>
          <table:table-cell office:value-type="float" office:value="27" table:style-name="ce14">
            <text:p><text:s/>27<text:s/></text:p>
          </table:table-cell>
          <table:table-cell office:value-type="float" office:value="1651" table:style-name="ce14">
            <text:p><text:s/>1,65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453" table:style-name="ce14">
            <text:p><text:s/>1,45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97" table:style-name="ce14">
            <text:p><text:s/>19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36" table:style-name="ce14">
            <text:p><text:s/>36<text:s/></text:p>
          </table:table-cell>
          <table:table-cell office:value-type="float" office:value="29" table:style-name="ce14">
            <text:p><text:s/>29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6783" table:style-name="ce13">
            <text:p><text:s/>6,783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1108" table:style-name="ce14">
            <text:p><text:s/>1,10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234" table:style-name="ce14">
            <text:p><text:s/>5,23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00" table:style-name="ce14">
            <text:p><text:s/>40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41" table:style-name="ce14">
            <text:p><text:s/>41<text:s/></text:p>
          </table:table-cell>
          <table:table-cell office:value-type="float" office:value="41" table:style-name="ce14">
            <text:p><text:s/>4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2636" table:style-name="ce13">
            <text:p><text:s/>2,636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609" table:style-name="ce14">
            <text:p><text:s/>2,60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27" table:style-name="ce14">
            <text:p><text:s/>2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6975" table:style-name="ce13">
            <text:p><text:s/>6,975<text:s/></text:p>
          </table:table-cell>
          <table:table-cell office:value-type="float" office:value="100" table:style-name="ce14">
            <text:p><text:s/>100<text:s/></text:p>
          </table:table-cell>
          <table:table-cell office:value-type="float" office:value="239" table:style-name="ce14">
            <text:p><text:s/>23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680" table:style-name="ce14">
            <text:p><text:s/>6,68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3" table:style-name="ce14">
            <text:p><text:s/>83<text:s/></text:p>
          </table:table-cell>
          <table:table-cell office:value-type="float" office:value="26" table:style-name="ce14">
            <text:p><text:s/>26<text:s/></text:p>
          </table:table-cell>
          <table:table-cell office:value-type="float" office:value="29" table:style-name="ce14">
            <text:p><text:s/>2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7" table:style-name="ce14">
            <text:p><text:s/>47<text:s/></text:p>
          </table:table-cell>
          <table:table-cell office:value-type="float" office:value="30" table:style-name="ce14">
            <text:p><text:s/>30<text:s/></text:p>
          </table:table-cell>
          <table:table-cell office:value-type="float" office:value="17" table:style-name="ce14">
            <text:p><text:s/>1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186" table:style-name="ce13">
            <text:p><text:s/>2,18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6" table:style-name="ce14">
            <text:p><text:s/>10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003" table:style-name="ce14">
            <text:p><text:s/>2,00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7" table:style-name="ce14">
            <text:p><text:s/>4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0" table:style-name="ce14">
            <text:p><text:s/>30<text:s/></text:p>
          </table:table-cell>
          <table:table-cell office:value-type="float" office:value="30" table:style-name="ce14">
            <text:p><text:s/>3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1" table:style-name="ce14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2909" table:style-name="ce13">
            <text:p><text:s/>2,909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2106" table:style-name="ce14">
            <text:p><text:s/>2,10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740" table:style-name="ce14">
            <text:p><text:s/>74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47" table:style-name="ce14">
            <text:p><text:s/>4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6" table:style-name="ce14">
            <text:p><text:s/>16<text:s/></text:p>
          </table:table-cell>
          <table:table-cell office:value-type="float" office:value="16" table:style-name="ce14">
            <text:p><text:s/>1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3641" table:style-name="ce13">
            <text:p><text:s/>3,64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57" table:style-name="ce14">
            <text:p><text:s/>35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175" table:style-name="ce14">
            <text:p><text:s/>3,17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0" table:style-name="ce14">
            <text:p><text:s/>9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4032" table:style-name="ce13">
            <text:p><text:s/>14,032<text:s/></text:p>
          </table:table-cell>
          <table:table-cell office:value-type="float" office:value="11" table:style-name="ce14">
            <text:p><text:s/>11<text:s/></text:p>
          </table:table-cell>
          <table:table-cell office:value-type="float" office:value="855" table:style-name="ce14">
            <text:p><text:s/>85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918" table:style-name="ce14">
            <text:p><text:s/>12,91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87" table:style-name="ce14">
            <text:p><text:s/>18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3" table:style-name="ce14">
            <text:p><text:s/>83<text:s/></text:p>
          </table:table-cell>
          <table:table-cell office:value-type="float" office:value="72" table:style-name="ce14">
            <text:p><text:s/>72<text:s/></text:p>
          </table:table-cell>
          <table:table-cell office:value-type="float" office:value="11" table:style-name="ce14">
            <text:p><text:s/>1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1119" table:style-name="ce13">
            <text:p><text:s/>1,11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079" table:style-name="ce14">
            <text:p><text:s/>1,07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4" table:style-name="ce14">
            <text:p><text:s/>3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798" table:style-name="ce13">
            <text:p><text:s/>2,798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92" table:style-name="ce14">
            <text:p><text:s/>2,79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16" table:style-name="ce13">
            <text:p><text:s/>1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" table:style-name="ce14">
            <text:p><text:s/>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8082" table:style-name="ce13">
            <text:p><text:s/>18,082<text:s/></text:p>
          </table:table-cell>
          <table:table-cell office:value-type="float" office:value="17" table:style-name="ce14">
            <text:p><text:s/>17<text:s/></text:p>
          </table:table-cell>
          <table:table-cell office:value-type="float" office:value="932" table:style-name="ce14">
            <text:p><text:s/>93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7080" table:style-name="ce14">
            <text:p><text:s/>17,08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6" table:style-name="ce14">
            <text:p><text:s/>6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16" table:style-name="ce14">
            <text:p><text:s/>1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9130" table:style-name="ce13">
            <text:p><text:s/>9,130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969" table:style-name="ce14">
            <text:p><text:s/>8,96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37" table:style-name="ce14">
            <text:p><text:s/>13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1" table:style-name="ce14">
            <text:p><text:s/>31<text:s/></text:p>
          </table:table-cell>
          <table:table-cell office:value-type="float" office:value="24" table:style-name="ce14">
            <text:p><text:s/>24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380" table:style-name="ce13">
            <text:p><text:s/>16,38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521" table:style-name="ce14">
            <text:p><text:s/>3,52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845" table:style-name="ce14">
            <text:p><text:s/>12,84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203" table:style-name="ce11">
            <text:p><text:s/>3,20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688" table:style-name="ce12">
            <text:p><text:s/>2,68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630" table:style-name="ce13">
            <text:p><text:s/>2,63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597" table:style-name="ce14">
            <text:p><text:s/>2,59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5" table:style-name="ce14">
            <text:p><text:s/>2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73" table:style-name="ce13">
            <text:p><text:s/>57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1" table:style-name="ce14">
            <text:p><text:s/>9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31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28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省、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/>
    </style: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gohome</meta:initial-creator>
    <dc:creator> </dc:creator>
    <meta:creation-date>2003-10-23T06:49:28Z</meta:creation-date>
    <dc:date>2016-05-30T02:31:47Z</dc:date>
    <meta:print-date>2016-05-30T02:21:08Z</meta:print-date>
  </office:meta>
</office:document-meta>
</file>